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1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1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 Light" style:font-name-complex="Futura Std Condensed Light"/>
    </style:style>
    <style:style style:name="P1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10edbf" fo:background-color="transparent" style:font-name-asian="Futura Std Condensed Light" style:font-size-asian="14pt" style:font-name-complex="Futura Std Condensed Light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110dd8" fo:background-color="transparent" style:font-name-asian="Futura Std Condensed Light" style:font-size-asian="14pt" style:font-name-complex="Futura Std Condensed Light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2ef79" officeooo:paragraph-rsid="0012ef79" fo:background-color="transparent" style:font-name-asian="Futura Std Condensed Light" style:font-size-asian="16pt" style:font-name-complex="Futura Std Condensed Light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0edbf" officeooo:paragraph-rsid="0010edbf" fo:background-color="transparent" style:font-name-asian="Futura Std Condensed Light" style:font-size-asian="18pt" style:font-name-complex="Futura Std Condensed Light" style:font-size-complex="18pt"/>
    </style:style>
    <style:style style:name="P1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d8b3" officeooo:paragraph-rsid="0011d8b3" fo:background-color="transparent" style:font-name-asian="Futura Std Condensed Light" style:font-size-asian="18pt" style:font-name-complex="Futura Std Condensed Light" style:font-size-complex="18pt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size-asian="16pt" style:font-name-complex="Futura Std Condensed Light" style:font-size-complex="16pt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fo:background-color="transparent" style:font-name-asian="Futura Std Condensed Light" style:font-name-complex="Futura Std Condensed Light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0edbf" officeooo:paragraph-rsid="0010edbf" fo:background-color="transparent" style:font-name-asian="Futura Std Condensed Light" style:font-size-asian="18pt" style:font-name-complex="Futura Std Condensed Light" style:font-size-complex="18pt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0dd8" officeooo:paragraph-rsid="00110dd8" fo:background-color="transparent" style:font-name-asian="Futura Std Condensed Light" style:font-size-asian="18pt" style:font-name-complex="Futura Std Condensed Light" style:font-size-complex="18p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2ef79" officeooo:paragraph-rsid="0012ef79" fo:background-color="transparent" style:font-name-asian="Futura Std Condensed Light" style:font-size-asian="18pt" style:font-name-complex="Futura Std Condensed Light" style:font-size-complex="18pt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780a6" officeooo:paragraph-rsid="001780a6" fo:background-color="transparent" style:font-name-asian="Futura Std Condensed Light" style:font-size-asian="18pt" style:font-name-complex="Futura Std Condensed Light" style:font-size-complex="18p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1" fo:font-size="18pt" fo:language="en" fo:country="US" fo:font-weight="normal" officeooo:rsid="001780a6" officeooo:paragraph-rsid="001780a6" fo:background-color="transparent" style:font-name-asian="Futura Std Condensed Light" style:font-size-asian="18pt" style:font-name-complex="Futura Std Condensed Light" style:font-size-complex="18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11d8b3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10dd8" officeooo:paragraph-rsid="00110dd8" fo:background-color="transparent" style:font-name-asian="Futura Std Condensed Light" style:font-size-asian="18pt" style:font-name-complex="Futura Std Condensed Light" style:font-size-complex="18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0edbf" officeooo:paragraph-rsid="0010edbf" fo:background-color="transparent" style:font-name-asian="Futura Std Condensed Light" style:font-size-asian="14pt" style:font-name-complex="Futura Std Condensed Light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10dd8" officeooo:paragraph-rsid="00110dd8" fo:background-color="transparent" style:font-name-asian="Futura Std Condensed Light" style:font-size-asian="14pt" style:font-name-complex="Futura Std Condensed Light" style:font-size-complex="16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1d8b3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2ef79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37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38" style:family="paragraph" style:parent-style-name="Standard">
      <style:paragraph-properties fo:line-height="100%" fo:text-align="center" style:justify-single-word="false"/>
      <style:text-properties fo:language="en" fo:country="US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1780a6" officeooo:paragraph-rsid="001780a6" fo:background-color="transparent" style:font-name-asian="Futura Std Condensed Light" style:font-size-asian="14pt" style:font-name-complex="Futura Std Condensed Light" style:font-size-complex="16pt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1a89c2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3" style:family="text">
      <style:text-properties style:use-window-font-color="true" loext:opacity="0%" style:font-name="Futura Std Condensed Light" fo:font-size="16pt" fo:font-weight="normal" officeooo:rsid="00110dd8" fo:background-color="transparent" loext:char-shading-value="0" style:font-name-asian="Futura Std Condensed Light" style:font-name-complex="Futura Std Condensed Light"/>
    </style:style>
    <style:style style:name="T4" style:family="text">
      <style:text-properties style:use-window-font-color="true" loext:opacity="0%" style:font-name="Futura Std Condensed Light" fo:font-size="16pt" fo:font-weight="normal" officeooo:rsid="00113122" fo:background-color="transparent" loext:char-shading-value="0" style:font-name-asian="Futura Std Condensed Light" style:font-name-complex="Futura Std Condensed Light"/>
    </style:style>
    <style:style style:name="T5" style:family="text">
      <style:text-properties style:use-window-font-color="true" loext:opacity="0%" style:font-name="Futura Std Condensed Light" fo:font-size="16pt" fo:font-weight="normal" officeooo:rsid="001648cc" fo:background-color="transparent" loext:char-shading-value="0" style:font-name-asian="Futura Std Condensed Light" style:font-name-complex="Futura Std Condensed Light"/>
    </style:style>
    <style:style style:name="T6" style:family="text">
      <style:text-properties style:use-window-font-color="true" loext:opacity="0%" style:font-name="Futura Std Condensed Light" fo:font-size="16pt" fo:font-weight="normal" officeooo:rsid="001a89c2" fo:background-color="transparent" loext:char-shading-value="0" style:font-name-asian="Futura Std Condensed Light" style:font-name-complex="Futura Std Condensed Light"/>
    </style:style>
    <style:style style:name="T7" style:family="text">
      <style:text-properties style:use-window-font-color="true" loext:opacity="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8" style:family="text">
      <style:text-properties style:use-window-font-color="true" loext:opacity="0%" style:font-name="Futura Std Condensed Light" fo:font-size="16pt" fo:language="en" fo:country="US" fo:font-weight="normal" officeooo:rsid="00110dd8" fo:background-color="transparent" loext:char-shading-value="0" style:font-name-asian="Futura Std Condensed Light" style:font-name-complex="Futura Std Condensed Light"/>
    </style:style>
    <style:style style:name="T9" style:family="text">
      <style:text-properties style:use-window-font-color="true" loext:opacity="0%" style:font-name="Futura Std Condensed Light" fo:font-size="16pt" fo:language="en" fo:country="US" fo:font-weight="normal" officeooo:rsid="001648cc" fo:background-color="transparent" loext:char-shading-value="0" style:font-name-asian="Futura Std Condensed Light" style:font-name-complex="Futura Std Condensed Light"/>
    </style:style>
    <style:style style:name="T10" style:family="text">
      <style:text-properties style:use-window-font-color="true" loext:opacity="0%" style:font-name="Futura Std Condensed Light" fo:font-size="16pt" fo:language="en" fo:country="US" fo:font-weight="normal" officeooo:rsid="00113122" fo:background-color="transparent" loext:char-shading-value="0" style:font-name-asian="Futura Std Condensed Light" style:font-name-complex="Futura Std Condensed Light"/>
    </style:style>
    <style:style style:name="T11" style:family="text">
      <style:text-properties style:use-window-font-color="true" loext:opacity="0%" style:font-name="Futura Std Condensed Light" fo:font-size="16pt" fo:language="en" fo:country="US" fo:font-weight="normal" officeooo:rsid="001a89c2" fo:background-color="transparent" loext:char-shading-value="0" style:font-name-asian="Futura Std Condensed Light" style:font-name-complex="Futura Std Condensed Light"/>
    </style:style>
    <style:style style:name="T12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13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14" style:family="text">
      <style:text-properties fo:color="#c9211e" loext:opacity="100%" style:font-name="Futura Std Condensed1"/>
    </style:style>
    <style:style style:name="T15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" style:font-name-complex="Futura Std Condensed Light"/>
    </style:style>
    <style:style style:name="T16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17" style:family="text">
      <style:text-properties fo:color="#c9211e" loext:opacity="100%" style:font-name="Futura Std Condensed1" fo:font-size="16pt" style:font-size-asian="14pt" style:font-size-complex="16pt"/>
    </style:style>
    <style:style style:name="T18" style:family="text">
      <style:text-properties fo:color="#c9211e" loext:opacity="100%" style:font-name="Futura Std Condensed1" officeooo:rsid="0010edbf"/>
    </style:style>
    <style:style style:name="T19" style:family="text">
      <style:text-properties fo:color="#c9211e" loext:opacity="100%" style:font-name="Futura Std Condensed1" officeooo:rsid="0016712d"/>
    </style:style>
    <style:style style:name="T20" style:family="text">
      <style:text-properties fo:color="#c9211e" loext:opacity="100%" fo:font-size="16pt" style:font-size-asian="14pt" style:font-size-complex="16pt"/>
    </style:style>
    <style:style style:name="T21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2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23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24" style:family="text">
      <style:text-properties fo:color="#000000" loext:opacity="100%" style:font-name="Futura Std Condensed Light" fo:font-size="16pt" fo:font-weight="normal" officeooo:rsid="0011d8b3" fo:background-color="transparent" loext:char-shading-value="0" style:font-name-asian="Futura Std Condensed Light" style:font-name-complex="Futura Std Condensed Light"/>
    </style:style>
    <style:style style:name="T25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26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" style:font-name-complex="Futura Std Condensed Light"/>
    </style:style>
    <style:style style:name="T27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" style:font-name-complex="Futura Std Condensed"/>
    </style:style>
    <style:style style:name="T28" style:family="text">
      <style:text-properties fo:color="#000000" loext:opacity="100%" style:font-name="Futura Std Condensed Light1" fo:font-size="16pt" style:font-size-asian="14pt" style:font-size-complex="16pt"/>
    </style:style>
    <style:style style:name="T29" style:family="text">
      <style:text-properties fo:color="#ff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30" style:family="text">
      <style:text-properties style:font-name="Futura Std Condensed Light1" fo:font-size="16pt" style:font-size-asian="14pt" style:font-size-complex="16pt"/>
    </style:style>
    <style:style style:name="T31" style:family="text">
      <style:text-properties style:font-name="Futura Std Condensed Light1" fo:font-size="16pt" officeooo:rsid="00110dd8" style:font-size-asian="14pt" style:font-size-complex="16pt"/>
    </style:style>
    <style:style style:name="T32" style:family="text">
      <style:text-properties fo:font-size="16pt" style:font-size-asian="14pt" style:font-size-complex="16pt"/>
    </style:style>
    <style:style style:name="T33" style:family="text">
      <style:text-properties fo:font-size="16pt" officeooo:rsid="0011d8b3" style:font-size-asian="14pt" style:font-size-complex="16pt"/>
    </style:style>
    <style:style style:name="T34" style:family="text">
      <style:text-properties fo:font-size="16pt" officeooo:rsid="0012ef79" style:font-size-asian="14pt" style:font-size-complex="16pt"/>
    </style:style>
    <style:style style:name="T35" style:family="text">
      <style:text-properties officeooo:rsid="0011d8b3"/>
    </style:style>
    <style:style style:name="T36" style:family="text">
      <style:text-properties officeooo:rsid="0016712d"/>
    </style:style>
    <style:style style:name="T37" style:family="text">
      <style:text-properties style:font-name="Futura Std Condensed Light2" fo:font-size="16pt" style:font-size-asian="14pt" style:font-size-complex="16pt"/>
    </style:style>
    <style:style style:name="T38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3"/>
      <text:p text:style-name="P3"/>
      <text:p text:style-name="P3"/>
      <text:p text:style-name="P2">What is it?</text:p>
      <text:p text:style-name="P6"/>
      <text:p text:style-name="P35"><text:span text:style-name="T2"><text:tab/></text:span><text:span text:style-name="T1">D</text:span><text:span text:style-name="T2">omestique Baston is </text:span><text:span text:style-name="T12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7"/>
      <text:p text:style-name="P35"><text:span text:style-name="T2"><text:tab/></text:span><text:span text:style-name="T1">I</text:span><text:span text:style-name="T2">t pictures a couple (a man and a woman) fighting each other at home. That’s the reason why there will only </text:span><text:span text:style-name="T6">be </text:span><text:span text:style-name="T12">1 background</text:span><text:span text:style-name="T2"> and </text:span><text:span text:style-name="T12">2 playable characters</text:span><text:span text:style-name="T2">. A kind of sword fighting game (roll and bottle </text:span><text:span text:style-name="T6">in place of swords</text:span><text:span text:style-name="T2">, here). </text:span><text:span text:style-name="T6">T</text:span><text:span text:style-name="T2">here will </text:span><text:span text:style-name="T7">never</text:span><text:span text:style-name="T2"> be a mirror match (man versus man or girl versus girl). I've not been animating two characters only to have one played!</text:span></text:p>
      <text:p text:style-name="P7"/>
      <text:p text:style-name="P35"><text:span text:style-name="T2"><text:tab/></text:span><text:span text:style-name="T1">T</text:span><text:span text:style-name="T2">his game will be in </text:span><text:span text:style-name="T12">French slang</text:span><text:span text:style-name="T21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10"/>
      <text:p text:style-name="P36"><text:span text:style-name="T2"><text:tab/></text:span><text:span text:style-name="T3">Basically, I didn’t intend the game to be played versus the computer </text:span><text:span text:style-name="T5">(only human versus human was the main focus as that meant no IA) .</text:span><text:span text:style-name="T4"> </text:span><text:span text:style-name="T5">A</text:span><text:span text:style-name="T4"> previous dev’ began to implement </text:span><text:span text:style-name="T6">a simple IA</text:span><text:span text:style-name="T4"> (that’s cool)</text:span><text:span text:style-name="T3">.</text:span></text:p>
      <text:p text:style-name="P40"><text:span text:style-name="T8"><text:tab/></text:span><text:span text:style-name="T9">What would be awesome: an o</text:span><text:span text:style-name="T8">nline mode </text:span><text:span text:style-name="T10">(a guy on Youtube </text:span><text:span text:style-name="T11">named </text:span><text:span text:style-name="T6">David Snopek </text:span><text:span text:style-name="T11">from Snopek games </text:span><text:span text:style-name="T10">made a tutorial or so for a rollback netcode (many say that rollback is the best way to have online for such games) in Godot and here’s a lin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0">). Implementing that would be awesome but I never even tried to have a look at it as this is so far from what I can do.</text:span></text:p>
      <text:p text:style-name="P4"/>
      <text:p text:style-name="P4"/>
      <text:p text:style-name="P2">Gameplay:</text:p>
      <text:p text:style-name="P3"/>
      <text:p text:style-name="P37"><text:span text:style-name="T2"><text:tab/></text:span><text:span text:style-name="T1">E</text:span><text:span text:style-name="T2">ach character will basically have the following animations: </text:span><text:span text:style-name="T12">3 normal attacks</text:span><text:span text:style-name="T23"> (weak + quick, medium + normal and slow + strong)</text:span><text:span text:style-name="T2">, </text:span><text:span text:style-name="T12">1 special attack</text:span><text:span text:style-name="T23"> (even slower and powerful)</text:span><text:span text:style-name="T2">, </text:span><text:span text:style-name="T12">1 ranged attack</text:span><text:span text:style-name="T2"> (an insult of weak/medium power) and </text:span><text:span text:style-name="T12">1 fake attack</text:span><text:span text:style-name="T23"> (as there’s no more combos in the game we’ll use that move to do nothing but disturb the opponent and get a bit of healing like 5 hit points)</text:span><text:span text:style-name="T2">, </text:span><text:span text:style-name="T12">2 dodges</text:span><text:span text:style-name="T2"> (jumping and crouching down) and </text:span><text:span text:style-name="T12">1 parry</text:span><text:span text:style-name="T23"> (using a tool: roll or bottle)</text:span><text:span text:style-name="T2">, </text:span><text:span text:style-name="T12">1 forward walk</text:span><text:span text:style-name="T2"> and </text:span><text:span text:style-name="T12">1 backward walk</text:span><text:span text:style-name="T2">, </text:span><text:span text:style-name="T12">1 KO</text:span><text:span text:style-name="T2"> and </text:span><text:span text:style-name="T12">1 “get hit”</text:span><text:span text:style-name="T2">, </text:span><text:span text:style-name="T12">1 “apparition” </text:span><text:span text:style-name="T23">(not an attack </text:span><text:span text:style-name="T24">or whatever</text:span><text:span text:style-name="T23">, just for the character to get in the scene before the game starts)</text:span><text:span text:style-name="T2"> and finally </text:span><text:span text:style-name="T12">1 idle</text:span><text:span text:style-name="T2">.</text:span></text:p>
      <text:p text:style-name="P9"><text:tab/>No stun! No crouching attacks! No air attacks! No hand to hand, grab and throws, etc. <text:soft-page-break/>Maybe later...</text:p>
      <text:p text:style-name="P8"/>
      <text:p text:style-name="P37"><text:span text:style-name="T2"><text:tab/></text:span><text:span text:style-name="T1">A</text:span><text:span text:style-name="T2"> match will be played in </text:span><text:span text:style-name="T12">1 round</text:span><text:span text:style-name="T2">.</text:span></text:p>
      <text:p text:style-name="P9"/>
      <text:p text:style-name="P37"><text:span text:style-name="T2"><text:tab/></text:span><text:span text:style-name="T12">No time limit</text:span><text:span text:style-name="T2">.</text:span></text:p>
      <text:p text:style-name="P8"/>
      <text:p text:style-name="P37"><text:span text:style-name="T2"><text:tab/></text:span><text:span text:style-name="T26">A </text:span><text:span text:style-name="T16">K.O. means a loss</text:span><text:span text:style-name="T15">!</text:span></text:p>
      <text:p text:style-name="P8"/>
      <text:p text:style-name="P37"><text:span text:style-name="T2"><text:tab/></text:span><text:span text:style-name="T12">No complicated maneuvers</text:span><text:span text:style-name="T2"> (like quarter circle forward + button(s), etc.) but instead we’ll use a simple combination of </text:span><text:span text:style-name="T12">1 direction + 1 button</text:span><text:span text:style-name="T23"> (like right + A button, up left + B button, etc.). Something that is as playable on a joystick than a keyboard.</text:span></text:p>
      <text:p text:style-name="P37"><text:span text:style-name="T12"><text:tab/>Dodges and parry</text:span><text:span text:style-name="T23"> (the three ways to avoid an attack) are </text:span><text:span text:style-name="T22">not</text:span><text:span text:style-name="T23"> really launched by moving backward <text:s/>as it is mainly done in most of VS fighting games (we’ll explain that later on).</text:span></text:p>
      <text:p text:style-name="P37"><text:span text:style-name="T23"><text:tab/></text:span><text:span text:style-name="T12">Only the "ideal counter" allows to take 0 damage from an attack</text:span><text:span text:style-name="T23">. </text:span><text:span text:style-name="T12">Any other counter would only reduce the damage taken by half</text:span><text:span text:style-name="T23">. And of course </text:span><text:span text:style-name="T12">no defense means full damage</text:span><text:span text:style-name="T23">!</text:span></text:p>
      <text:p text:style-name="P37"><text:span text:style-name="T23"><text:tab/></text:span><text:span text:style-name="T27">As already said, </text:span><text:span text:style-name="T12">a character always face the opponent</text:span><text:span text:style-name="T23">.</text:span></text:p>
      <text:p text:style-name="P5"/>
      <text:p text:style-name="P5"/>
      <text:p text:style-name="P2">Technically:</text:p>
      <text:p text:style-name="P3"/>
      <text:p text:style-name="P37"><text:span text:style-name="T2"><text:tab/></text:span><text:span text:style-name="T12">Animations are done at 10 frames/second</text:span><text:span text:style-name="T2">.</text:span></text:p>
      <text:p text:style-name="P8"/>
      <text:p text:style-name="P37"><text:span text:style-name="T2"><text:tab/></text:span><text:span text:style-name="T12">No rotation nor scaling on sprites</text:span><text:span text:style-name="T2"> to keep that retro feel as much as possible. Everything will have to be hand drawn in order to have only translations on sprites.</text:span></text:p>
      <text:p text:style-name="P8"/>
      <text:p text:style-name="P37"><text:span text:style-name="T2"><text:tab/></text:span><text:span text:style-name="T1">W</text:span><text:span text:style-name="T2">hat would be absolutely perfect would also be using a </text:span><text:span text:style-name="T12">1 sprite pixel as basic unit for sprite translations</text:span><text:span text:style-name="T2">. Some are calling that “Pixel Perfect”. </text:span><text:span text:style-name="T23">You can find a GIF in the Miscs directory called </text:span><text:span text:style-name="T25">in-game movement unit.gif</text:span><text:span text:style-name="T23"> that illustrate the idea. There’s also a JPG called </text:span><text:span text:style-name="T25">prefs for clean sprites stop on background.jpg</text:span><text:span text:style-name="T23"> that shows how I found a “solution” for that “issue” in the project preferences.</text:span></text:p>
      <text:p text:style-name="P8"/>
      <text:p text:style-name="P37"><text:span text:style-name="T23"><text:tab/></text:span><text:span text:style-name="T12">No camera pan</text:span><text:span text:style-name="T23"> (it would make sprites very difficult to read as pixels would be to big on screen).</text:span></text:p>
      <text:p text:style-name="P5"/>
      <text:p text:style-name="P5"/>
      <text:p text:style-name="P2">What next?</text:p>
      <text:p text:style-name="P5"/>
      <text:p text:style-name="P37"><text:span text:style-name="T2"><text:tab/></text:span><text:span text:style-name="T1">L</text:span><text:span text:style-name="T2">ater, adding more stuff and features would be great (as previously told) such as being able to grab passing by things (such as a cat, a baby, etc.) and throw them at the opponent would be also very funny... More musics would also be great!</text:span></text:p>
      <text:p text:style-name="P37"><text:soft-page-break/><text:span text:style-name="T21">A</text:span><text:span text:style-name="T23">dding background animations of people passing by and looking through the window to see what’s happening then running away. Cars (with lights on) in the street. Someone walking a dog…</text:span></text:p>
      <text:p text:style-name="P5"/>
      <text:p text:style-name="P5"/>
      <text:p text:style-name="P2">More about Gameplay...</text:p>
      <text:p text:style-name="P3"/>
      <text:p text:style-name="P11">Moves (except walking and Idle, of course) use one direction + 1 button.</text:p>
      <text:p text:style-name="P8"/>
      <text:p text:style-name="P37"><text:span text:style-name="T2"><text:tab/></text:span><text:span text:style-name="T12">Crouch</text:span><text:span text:style-name="T2"> uses</text:span><text:span text:style-name="T12"> Down Left</text:span><text:span text:style-name="T21"> </text:span><text:span text:style-name="T12">+</text:span><text:span text:style-name="T21"> </text:span><text:span text:style-name="T12"><text:s/>B </text:span><text:span text:style-name="T2">(against </text:span><text:span text:style-name="T12">Insult</text:span><text:span text:style-name="T13"> </text:span><text:span text:style-name="T23">and</text:span><text:span text:style-name="T13"> </text:span><text:span text:style-name="T12">Slap</text:span><text:span text:style-name="T2">)</text:span></text:p>
      <text:p text:style-name="P37"><text:span text:style-name="T12"><text:tab/>Jump</text:span><text:span text:style-name="T2"> uses </text:span><text:span text:style-name="T12">Up Left + B</text:span><text:span text:style-name="T2"> (against </text:span><text:span text:style-name="T12">kick</text:span><text:span text:style-name="T2">)</text:span></text:p>
      <text:p text:style-name="P37"><text:span text:style-name="T12"><text:tab/>Parry</text:span><text:span text:style-name="T23"> uses </text:span><text:span text:style-name="T12">Left + B</text:span><text:span text:style-name="T23"> (against </text:span><text:span text:style-name="T12">Slash</text:span><text:span text:style-name="T23">, </text:span><text:span text:style-name="T12">Slap</text:span><text:span text:style-name="T23"> and </text:span><text:span text:style-name="T12">Punch</text:span><text:span text:style-name="T23">)</text:span></text:p>
      <text:p text:style-name="P8"/>
      <text:p text:style-name="P37"><text:span text:style-name="T23"><text:tab/></text:span><text:span text:style-name="T12">Punch</text:span><text:span text:style-name="T23"> (medium attack) uses </text:span><text:span text:style-name="T12">Right + B</text:span></text:p>
      <text:p text:style-name="P37"><text:span text:style-name="T23"><text:tab/></text:span><text:span text:style-name="T12">Kick</text:span><text:span text:style-name="T23"> (strong attack) uses </text:span><text:span text:style-name="T12">Down Right + B</text:span></text:p>
      <text:p text:style-name="P37"><text:span text:style-name="T23"><text:tab/></text:span><text:span text:style-name="T12">Slap</text:span><text:span text:style-name="T23"> (light attack) uses </text:span><text:span text:style-name="T12">Up Right + B</text:span></text:p>
      <text:p text:style-name="P37"><text:span text:style-name="T23"><text:tab/></text:span><text:span text:style-name="T12">Insult</text:span><text:span text:style-name="T23"> (ranged attack) uses </text:span><text:span text:style-name="T12">Up Right + A</text:span></text:p>
      <text:p text:style-name="P37"><text:span text:style-name="T12"><text:tab/>Slash</text:span><text:span text:style-name="T23"> (very strong attack) uses </text:span><text:span text:style-name="T12">Right + A</text:span></text:p>
      <text:p text:style-name="P37"><text:span text:style-name="T23"><text:tab/></text:span><text:span text:style-name="T12">Trick</text:span><text:span text:style-name="T23"> uses </text:span><text:span text:style-name="T12">Down Right + A</text:span></text:p>
      <text:p text:style-name="P8"/>
      <text:p text:style-name="P12"><text:tab/>/!\ Those directions are indicative when player’s on the left of the screen and opponent's on the right but left becomes right and right becomes left on the opposite positions. /!\</text:p>
      <text:p text:style-name="P12"/>
      <text:p text:style-name="P37"><text:span text:style-name="T23"><text:tab/></text:span><text:span text:style-name="T15">The character selection screen implies the starting side of a character in the game</text:span><text:span text:style-name="T23">. So if the Moulue's on the left on the Character selection screen, she'll be on the left side of the screen in the fighting scene.</text:span></text:p>
      <text:p text:style-name="P20"><text:tab/>Let's consider 1st player (Couillu) on the left and second player (Moulue) on the right by defaul<text:span text:style-name="T35">t.</text:span></text:p>
      <text:p text:style-name="P37"><text:span text:style-name="T23"><text:tab/></text:span><text:span text:style-name="T21">A</text:span><text:span text:style-name="T23">s said before, there is </text:span><text:span text:style-name="T12">no stun</text:span><text:span text:style-name="T23">. You (eventually) get knocked down (KO animation) </text:span><text:span text:style-name="T12">when Hit Point bar</text:span><text:span text:style-name="T23"> (top of the screen) </text:span><text:span text:style-name="T12">is empty and then game is over</text:span><text:span text:style-name="T23">. It must be noted that here too the "Pixel Perfect" thing should apply. As said, </text:span><text:span text:style-name="T15">Pixel is the smallest graphic unit</text:span><text:span text:style-name="T23">.</text:span></text:p>
      <text:p text:style-name="P22"/>
      <text:p text:style-name="P22"/>
      <text:p text:style-name="P23">More deeply...</text:p>
      <text:p text:style-name="P21"/>
      <text:p text:style-name="P37"><text:span text:style-name="T29"><text:tab/></text:span><text:span text:style-name="T15">Characters have 100 hit points</text:span><text:span text:style-name="T23">.</text:span></text:p>
      <text:p text:style-name="P21"/>
      <text:p text:style-name="P20"><text:tab/>Attack damages:</text:p>
      <text:p text:style-name="P37"><text:soft-page-break/><text:span text:style-name="T23"><text:tab/></text:span><text:span text:style-name="T15">Weak attack: 4</text:span></text:p>
      <text:p text:style-name="P13"><text:tab/>Medium attack: 8</text:p>
      <text:p text:style-name="P13"><text:tab/>Strong attack: 14</text:p>
      <text:p text:style-name="P13"><text:tab/>Very strong attack: 22</text:p>
      <text:p text:style-name="P13"><text:tab/>Ranged attack: 6</text:p>
      <text:p text:style-name="P8"/>
      <text:p text:style-name="P37"><text:span text:style-name="T23"><text:tab/></text:span><text:span text:style-name="T12">Avoided attack the good way deals no damage</text:span><text:span text:style-name="T23">.</text:span></text:p>
      <text:p text:style-name="P37"><text:span text:style-name="T23"><text:tab/></text:span><text:span text:style-name="T12">Avoided attack the wrong way deals 50% damage</text:span><text:span text:style-name="T23">.</text:span></text:p>
      <text:p text:style-name="P20"><text:tab/><text:span text:style-name="T14">Attack not reaching the opponent of course deals </text:span><text:span text:style-name="T18">0</text:span><text:span text:style-name="T14"> damage</text:span>.</text:p>
      <text:p text:style-name="P8"/>
      <text:p text:style-name="P37"><text:span text:style-name="T23"><text:tab/></text:span><text:span text:style-name="T12">Characters automatically face each other</text:span><text:span text:style-name="T23"> (as already said).</text:span></text:p>
      <text:p text:style-name="P20"/>
      <text:p text:style-name="P37"><text:span text:style-name="T23"><text:tab/>About going behind the opponent's back (let's consider that we want to allow a character to swap sides). I don't know if the jump should be used to do so (as it is intended to only avoid an attack jumping vertically not diagonally) nor would it be a good idea to be able to walk through the opponent. </text:span><text:span text:style-name="T15">I'd rather make it impossible to happen</text:span><text:span text:style-name="T23"> as gameplay is. This should be discussed.</text:span></text:p>
      <text:p text:style-name="P8"/>
      <text:p text:style-name="P38"><text:span text:style-name="T23"><text:tab/></text:span><text:span text:style-name="T25">NOTE:</text:span><text:span text:style-name="T23"> there is a very possible issue with hitting a character trying to avoid an attack by jumping and getting hit doing so (while in the air): chaining a jump animation while in the air with the Get Hit or KO animation could be problematic. That should be investigated.</text:span></text:p>
      <text:p text:style-name="P21"/>
      <text:p text:style-name="P37"><text:span text:style-name="T23"><text:tab/>In order to make the system work, characters should have </text:span><text:span text:style-name="T15">1 collision box dedicated to determine what part of the character is a hitting part (at every single frame of the animation). 1 collision box dedicated do determine what part of the character is able to be hit (at every single frame of the animation)</text:span><text:span text:style-name="T23">. And possibly </text:span><text:span text:style-name="T15">1 collision box used to stop character from moving through the opponent</text:span><text:span text:style-name="T29"> </text:span><text:span text:style-name="T2">(and avoid weird behaviors such as quick and small left/right translations I don't know how to describe here more efficiently than that)</text:span><text:span text:style-name="T23">.</text:span></text:p>
      <text:p text:style-name="P20"/>
      <text:p text:style-name="P20"><text:tab/><text:span text:style-name="T36">When characters hit each other </text:span><text:span text:style-name="T19">at the same frame/time, the weakest attack gets the priority</text:span><text:span text:style-name="T36"> thus making the opponent to miss his attack.</text:span></text:p>
      <text:p text:style-name="P20"><text:tab/><text:span text:style-name="T36">When the same attacks hit at the same frame/time, then... I don’t know!</text:span></text:p>
      <text:p text:style-name="P20"/>
      <text:p text:style-name="P20"><text:tab/>To be tested to see if that’s smart:</text:p>
      <text:p text:style-name="P37"><text:span text:style-name="T23"><text:tab/></text:span><text:span text:style-name="T12">Every single hit freezes the game for about 3 flashing frames</text:span><text:span text:style-name="T23"> in order to make things happening clearly.</text:span></text:p>
      <text:p text:style-name="P20"/>
      <text:p text:style-name="P20"/>
      <text:p text:style-name="P24"><text:soft-page-break/>Script of a game</text:p>
      <text:p text:style-name="P31"/>
      <text:p text:style-name="P25"><text:span text:style-name="T30">A “|” means a </text:span><text:span text:style-name="T20">fade out/fade in</text:span><text:span text:style-name="T30"> between every scene described below</text:span></text:p>
      <text:p text:style-name="P31"/>
      <text:p text:style-name="P14">Title screen</text:p>
      <text:p text:style-name="P32">(you can quit from here which eventually leads to the credit scene then definitively quit)</text:p>
      <text:p text:style-name="P31">|</text:p>
      <text:p text:style-name="P14">Option screen</text:p>
      <text:p text:style-name="P31">(if there is)</text:p>
      <text:p text:style-name="P31">|</text:p>
      <text:p text:style-name="P14">Character selection screen</text:p>
      <text:p text:style-name="P26"><text:span text:style-name="T30">This allows the access to </text:span><text:span text:style-name="T31">each</text:span><text:span text:style-name="T30"> character information page (as an overlay): you don’t want to miss that!</text:span></text:p>
      <text:p text:style-name="P31">|</text:p>
      <text:p text:style-name="P18"><text:span text:style-name="T32">The game itself!</text:span><text:span text:style-name="T28"> *</text:span></text:p>
      <text:p text:style-name="P31">|</text:p>
      <text:p text:style-name="P15">Win screen</text:p>
      <text:p text:style-name="P32">|</text:p>
      <text:p text:style-name="P15">Back to Title screen!</text:p>
      <text:p text:style-name="P15"/>
      <text:p text:style-name="P15"/>
      <text:p text:style-name="P30"><text:span text:style-name="T32">*</text:span><text:span text:style-name="T33">here’s the script of the game itself (no more fade out/in here).</text:span></text:p>
      <text:p text:style-name="P16"/>
      <text:p text:style-name="P19"><text:span text:style-name="T32">Background empty with fighting music playing </text:span><text:span text:style-name="T34">(background)</text:span></text:p>
      <text:p text:style-name="P33">/</text:p>
      <text:p text:style-name="P16">Characters “In” animation are played (overlay 1)</text:p>
      <text:p text:style-name="P33">/</text:p>
      <text:p text:style-name="P16">Characters “Idle” animations are played (overlay 1)</text:p>
      <text:p text:style-name="P29">/</text:p>
      <text:p text:style-name="P19"><text:span text:style-name="T32">Fight scene overlay appears </text:span><text:span text:style-name="T34">with it’s voice</text:span><text:span text:style-name="T32"> (overlay 2)</text:span></text:p>
      <text:p text:style-name="P33">/</text:p>
      <text:p text:style-name="P16">Fight scene (overlay 2) disappears</text:p>
      <text:p text:style-name="P33">/</text:p>
      <text:p text:style-name="P19"><text:span text:style-name="T32">The fight starts </text:span><text:span text:style-name="T34">and (eventually) ends</text:span><text:span text:style-name="T32"> (overlay 1)</text:span></text:p>
      <text:p text:style-name="P34"/>
      <text:p text:style-name="P17"/>
      <text:p text:style-name="P27">Godot reminders</text:p>
      <text:p text:style-name="P39"/>
      <text:p text:style-name="P28"><text:soft-page-break/><text:span text:style-name="T37"><text:tab/>When creating character scenes, we should avoid using AnimatedSprite and instead </text:span><text:span text:style-name="T17">use AnimationPlayer and AnimationTree</text:span><text:span text:style-name="T37"> as AnimatedSprite doesn’t support collision boxes (if I remember well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1T08:17:08.285000000</dc:date>
    <meta:editing-duration>PT31M33S</meta:editing-duration>
    <meta:editing-cycles>7</meta:editing-cycles>
    <meta:generator>LibreOffice/7.2.7.2$Windows_X86_64 LibreOffice_project/8d71d29d553c0f7dcbfa38fbfda25ee34cce99a2</meta:generator>
    <meta:document-statistic meta:table-count="0" meta:image-count="0" meta:object-count="0" meta:page-count="6" meta:paragraph-count="89" meta:word-count="1467" meta:character-count="8267" meta:non-whitespace-character-count="6835"/>
  </office:meta>
</office:document-meta>
</file>